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1b2055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74bc6" officeooo:paragraph-rsid="00274bc6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2"/>
      <text:list xml:id="list2922718817" text:style-name="L1">
        <text:list-item>
          <text:p text:style-name="P3">Nothing y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10-28T23:45:53.122000000</dc:date>
    <meta:editing-duration>PT5H36M42S</meta:editing-duration>
    <meta:editing-cycles>2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4" meta:non-whitespace-character-count="38"/>
  </office:meta>
</office:document-meta>
</file>